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7.815cm" fo:min-width="10.423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2.99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972cm" fo:min-width="3.94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13cm" svg:height="8.255cm" svg:x="8.302cm" svg:y="9.255cm">
          <text:p text:style-name="P1"><text:span text:style-name="T1">Espace mémoire des obj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53.90353058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492cm" svg:height="2.222cm" svg:x="9.255cm" svg:y="10.525cm">
          <text:p text:style-name="P3"><text:span text:style-name="T2">Type: int</text:span></text:p>
          <text:p text:style-name="P3"><text:span text:style-name="T2">Valeur: 5</text:span></text:p>
          <text:p text:style-name="P3"><text:span text:style-name="T2">Identité: 326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492cm" svg:height="2.222cm" svg:x="13.7cm" svg:y="11.16cm">
          <text:p text:style-name="P3"><text:span text:style-name="T2">Type: float</text:span></text:p>
          <text:p text:style-name="P3"><text:span text:style-name="T2">Valeur: -3.2</text:span></text:p>
          <text:p text:style-name="P3"><text:span text:style-name="T2">Identité: 214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5cm" svg:height="2.222cm" svg:x="10.207cm" svg:y="14.652cm">
          <text:p text:style-name="P3"><text:span text:style-name="T2">Type: str</text:span></text:p>
          <text:p text:style-name="P3"><text:span text:style-name="T2">Valeur: “Bonjour”</text:span></text:p>
          <text:p text:style-name="P3"><text:span text:style-name="T2">Identité: 987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492cm" svg:height="2.222cm" svg:x="15.288cm" svg:y="14.017cm">
          <text:p text:style-name="P3"><text:span text:style-name="T2">Type: bool</text:span></text:p>
          <text:p text:style-name="P3"><text:span text:style-name="T2">Valeur: False</text:span></text:p>
          <text:p text:style-name="P3"><text:span text:style-name="T2">Identité: 1357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7T17:18:52.631000000</dc:date>
    <dc:creator>Arnaud COUTURIER</dc:creator>
    <meta:editing-duration>PT21H42M32S</meta:editing-duration>
    <meta:editing-cycles>41</meta:editing-cycles>
    <meta:generator>LibreOffice/7.3.3.2$Windows_X86_64 LibreOffice_project/d1d0ea68f081ee2800a922cac8f79445e4603348</meta:generator>
    <meta:document-statistic meta:object-count="5"/>
  </office:meta>
</office:document-meta>
</file>